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 fo:break-before="page"/>
      <style:text-properties officeooo:paragraph-rsid="00139dfa"/>
    </style:style>
    <style:style style:name="P2" style:family="paragraph" style:parent-style-name="Heading_20_1">
      <style:paragraph-properties fo:margin-top="0in" fo:margin-bottom="0in" style:contextual-spacing="false" fo:break-before="page"/>
      <style:text-properties officeooo:paragraph-rsid="0013c5ec"/>
    </style:style>
    <style:style style:name="P3" style:family="paragraph" style:parent-style-name="Heading_20_1">
      <style:paragraph-properties fo:margin-top="0in" fo:margin-bottom="0in" style:contextual-spacing="false" fo:break-before="page"/>
      <style:text-properties officeooo:paragraph-rsid="00159f06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padding="0in" fo:border="none"/>
    </style:style>
    <style:style style:name="P7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8" style:family="paragraph" style:parent-style-name="Text_20_body" style:list-style-name="L1">
      <style:paragraph-properties fo:padding="0in" fo:border="none"/>
    </style:style>
    <style:style style:name="P9" style:family="paragraph" style:parent-style-name="Text_20_body">
      <style:paragraph-properties fo:margin-top="0in" fo:margin-bottom="0in" style:contextual-spacing="false"/>
    </style:style>
    <style:style style:name="P10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/>
    </style:style>
    <style:style style:name="P11" style:family="paragraph" style:parent-style-name="Text_20_body">
      <style:paragraph-properties fo:margin-top="0in" fo:margin-bottom="0.1402in" style:contextual-spacing="fals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140. Stone Game II</text:h>
      <text:p text:style-name="P6">Alice and Bob continue their games with piles of stones.  There are a number of piles <text:span text:style-name="Strong_20_Emphasis"><text:span text:style-name="T1">arranged in a row</text:span></text:span>, and each pile has a positive integer number of stones <text:span text:style-name="Source_20_Text"><text:span text:style-name="T2">piles[i]</text:span></text:span>.  The objective of the game is to end with the most stones. </text:p>
      <text:p text:style-name="P6">Alice and Bob take turns, with Alice starting first.  Initially, <text:span text:style-name="Source_20_Text"><text:span text:style-name="T2">M = 1</text:span></text:span>.</text:p>
      <text:p text:style-name="P6">On each player's turn, that player can take <text:span text:style-name="Strong_20_Emphasis"><text:span text:style-name="T1">all the stones</text:span></text:span> in the <text:span text:style-name="Strong_20_Emphasis"><text:span text:style-name="T1">first</text:span></text:span> <text:span text:style-name="Source_20_Text"><text:span text:style-name="T2">X</text:span></text:span> remaining piles, where <text:span text:style-name="Source_20_Text"><text:span text:style-name="T2">1 &lt;= X &lt;= 2M</text:span></text:span>.  Then, we set <text:span text:style-name="Source_20_Text"><text:span text:style-name="T2">M = max(M, X)</text:span></text:span>.</text:p>
      <text:p text:style-name="P6">The game continues until all the stones have been taken.</text:p>
      <text:p text:style-name="P6">Assuming Alice and Bob play optimally, return the maximum number of stones Alice can get.</text:p>
      <text:p text:style-name="P6"> </text:p>
      <text:p text:style-name="P6"><text:span text:style-name="Strong_20_Emphasis"><text:span text:style-name="T1">Example 1:</text:span></text:span></text:p>
      <text:p text:style-name="P5"><text:span text:style-name="Strong_20_Emphasis"><text:span text:style-name="T1">Input:</text:span></text:span> piles = [2,7,9,4,4]</text:p>
      <text:p text:style-name="P5"><text:span text:style-name="Strong_20_Emphasis"><text:span text:style-name="T1">Output:</text:span></text:span> 10</text:p>
      <text:p text:style-name="P4"><text:span text:style-name="Strong_20_Emphasis"><text:span text:style-name="T1">Explanation:</text:span></text:span> <text:s/>If Alice takes one pile at the beginning, Bob takes two piles, then Alice takes 2 piles again. Alice can get 2 + 4 + 4 = 10 piles in total. If Alice takes two piles at the beginning, then Bob can take all three piles left. In this case, Alice get 2 + 7 = 9 piles in total. So we return 10 since it's larger. </text:p>
      <text:p text:style-name="P6"><text:span text:style-name="Strong_20_Emphasis"><text:span text:style-name="T1">Example 2:</text:span></text:span></text:p>
      <text:p text:style-name="P5"><text:span text:style-name="Strong_20_Emphasis"><text:span text:style-name="T1">Input:</text:span></text:span> piles = [1,2,3,4,5,100]</text:p>
      <text:p text:style-name="P4"><text:span text:style-name="Strong_20_Emphasis"><text:span text:style-name="T1">Output:</text:span></text:span> 104</text:p>
      <text:p text:style-name="P6"> </text:p>
      <text:p text:style-name="P6"><text:span text:style-name="Strong_20_Emphasis"><text:span text:style-name="T1">Constraints:</text:span></text:span></text:p>
      <text:list xml:id="list935165261" text:style-name="L1">
        <text:list-item>
          <text:p text:style-name="P7"><text:span text:style-name="Source_20_Text"><text:span text:style-name="T2">1 &lt;= piles.length &lt;= 100</text:span></text:span></text:p>
        </text:list-item>
        <text:list-item>
          <text:p text:style-name="P8"><text:span text:style-name="Source_20_Text"><text:span text:style-name="T2">1 &lt;= piles[i] &lt;= 10</text:span></text:span><text:span text:style-name="Source_20_Text"><text:span text:style-name="T1">4</text:span></text:span></text:p>
        </text:list-item>
      </text:list>
      <text:p text:style-name="Text_20_body"/>
      <text:h text:style-name="P1" text:outline-level="1">1140. Stone Game II</text:h>
      <text:p text:style-name="P9">/*</text:p>
      <text:p text:style-name="P9"><text:s text:c="4"/>DP: 3D Array Memoization</text:p>
      <text:p text:style-name="P9"><text:s text:c="4"/>Time complexity: O(n*M^2)</text:p>
      <text:p text:style-name="P9"><text:s text:c="4"/>Space complexity: O(n^3+n*M^2)</text:p>
      <text:p text:style-name="P9"/>
      <text:p text:style-name="P9"><text:s text:c="4"/>Without memoization</text:p>
      <text:p text:style-name="P9"><text:s text:c="4"/>Time complexity: O(n^M)</text:p>
      <text:p text:style-name="P9"><text:s text:c="4"/>Space complexity: O(n^M)</text:p>
      <text:p text:style-name="P9">*/</text:p>
      <text:p text:style-name="P9">typedef std::vector&lt;int&gt; vi;</text:p>
      <text:p text:style-name="P9">typedef std::vector&lt;vi&gt; vvi;</text:p>
      <text:p text:style-name="P9">typedef std::vector&lt;vvi&gt; vvvi;</text:p>
      <text:p text:style-name="P9">class Solution {</text:p>
      <text:p text:style-name="P9"><text:s text:c="4"/>public:</text:p>
      <text:p text:style-name="P9"><text:s text:c="8"/>int stoneGameII(std::vector&lt;int&gt;&amp; piles) {</text:p>
      <text:p text:style-name="P9"><text:s text:c="12"/>int n=piles.size();</text:p>
      <text:p text:style-name="P9"><text:s text:c="12"/>vvvi memo(2,vvi(n+1,vi(n+1,-1)));</text:p>
      <text:p text:style-name="P10"><text:s text:c="12"/>auto solve=[&amp;](bool is_alice,int i,int M,auto&amp; self)-&gt;int{</text:p>
      <text:p text:style-name="P10"><text:s text:c="16"/>if(i&gt;=n) return 0;</text:p>
      <text:p text:style-name="P10"/>
      <text:p text:style-name="P10"><text:s text:c="16"/>if(memo[is_alice][i][M]!=-1) return memo[is_alice][i][M];</text:p>
      <text:p text:style-name="P10"/>
      <text:p text:style-name="P10"><text:s text:c="16"/>int ans=(is_alice)?0:INT_MAX;</text:p>
      <text:p text:style-name="P10"/>
      <text:p text:style-name="P10"><text:s text:c="16"/>int prefix_sum=0;</text:p>
      <text:p text:style-name="P10"><text:s text:c="16"/>for(int X=1;X&lt;=std::min(2*M,n-i);++X){</text:p>
      <text:p text:style-name="P10"><text:s text:c="20"/>//if(i+X&gt;n) break;</text:p>
      <text:p text:style-name="P10"><text:s text:c="20"/>prefix_sum+=piles[i+X-1];</text:p>
      <text:p text:style-name="P10"><text:s text:c="20"/>ans=is_alice</text:p>
      <text:p text:style-name="P10"><text:s text:c="24"/>?std::max(ans,prefix_sum+self(!is_alice,i+X,std::max(M,X),self))</text:p>
      <text:p text:style-name="P10"><text:s text:c="24"/>:std::min(ans,self(!is_alice,i+X,std::max(M,X),self));</text:p>
      <text:p text:style-name="P10"><text:s text:c="16"/>}</text:p>
      <text:p text:style-name="P10"><text:s text:c="16"/>return memo[is_alice][i][M]=ans;</text:p>
      <text:p text:style-name="P10"><text:s text:c="12"/>};</text:p>
      <text:p text:style-name="P9"/>
      <text:p text:style-name="P9"><text:s text:c="12"/>return solve(true,0,1,solve);</text:p>
      <text:p text:style-name="P9"><text:s text:c="8"/>}</text:p>
      <text:p text:style-name="P9">};</text:p>
      <text:h text:style-name="P2" text:outline-level="1">1140. Stone Game II</text:h>
      <text:p text:style-name="P9">/*</text:p>
      <text:p text:style-name="P9"><text:s text:c="4"/>DP: 2D array Memoization</text:p>
      <text:p text:style-name="P9"><text:s text:c="4"/>Time complexity: O(n*M^2)</text:p>
      <text:p text:style-name="P9"><text:s text:c="4"/>Space complexity: O(n^2+n.M^2)</text:p>
      <text:p text:style-name="P9"/>
      <text:p text:style-name="P9"><text:s text:c="4"/>Without memoization</text:p>
      <text:p text:style-name="P9"><text:s text:c="4"/>Time complexity: O(n^M)</text:p>
      <text:p text:style-name="P9"><text:s text:c="4"/>Space complexity: O(n^M)</text:p>
      <text:p text:style-name="P9">*/</text:p>
      <text:p text:style-name="P9">typedef std::vector&lt;int&gt; vi;</text:p>
      <text:p text:style-name="P9">typedef std::vector&lt;vi&gt; vvi;</text:p>
      <text:p text:style-name="P9">typedef std::vector&lt;vvi&gt; vvvi;</text:p>
      <text:p text:style-name="P9">class Solution {</text:p>
      <text:p text:style-name="P9"><text:s text:c="4"/>public:</text:p>
      <text:p text:style-name="P9"><text:s text:c="8"/>int stoneGameII(std::vector&lt;int&gt;&amp; piles) {</text:p>
      <text:p text:style-name="P9"><text:s text:c="12"/>int n=piles.size();</text:p>
      <text:p text:style-name="P9"><text:s text:c="12"/>vvi memo(n+1,vi(n+1,-1));</text:p>
      <text:p text:style-name="P9"/>
      <text:p text:style-name="P10"><text:s text:c="12"/>auto solve=[&amp;](int i,int M,auto&amp; self)-&gt;int{</text:p>
      <text:p text:style-name="P10"><text:s text:c="16"/>if(i&gt;=n) return 0;</text:p>
      <text:p text:style-name="P10"/>
      <text:p text:style-name="P10"><text:s text:c="16"/>if(memo[i][M]!=-1) return memo[i][M];</text:p>
      <text:p text:style-name="P10"/>
      <text:p text:style-name="P10"><text:s text:c="16"/>int ans=INT_MIN;</text:p>
      <text:p text:style-name="P10"/>
      <text:p text:style-name="P10"><text:s text:c="16"/>int prefix_sum=0;</text:p>
      <text:p text:style-name="P10"><text:s text:c="16"/>for(int X=1;X&lt;=std::min(2*M,n-i);++X){</text:p>
      <text:p text:style-name="P10"><text:s text:c="20"/>//if(i+X&gt;n) break;</text:p>
      <text:p text:style-name="P10"><text:s text:c="20"/>prefix_sum+=piles[i+X-1];</text:p>
      <text:p text:style-name="P10"><text:s text:c="20"/>ans=std::max(ans,prefix_sum-self(i+X,std::max(X,M),self));</text:p>
      <text:p text:style-name="P10"><text:s text:c="16"/>}</text:p>
      <text:p text:style-name="P10"><text:s text:c="16"/>return memo[i][M]=ans;</text:p>
      <text:p text:style-name="P10"><text:s text:c="12"/>};</text:p>
      <text:p text:style-name="P9"/>
      <text:p text:style-name="P9"><text:s text:c="11"/></text:p>
      <text:p text:style-name="P9"><text:s text:c="12"/>int sum=accumulate(piles.begin(), piles.end(), 0);</text:p>
      <text:p text:style-name="P9"><text:s text:c="12"/>return (sum+solve(0,1,solve))/2;</text:p>
      <text:p text:style-name="P9"><text:s text:c="8"/>}</text:p>
      <text:p text:style-name="P9">};</text:p>
      <text:h text:style-name="P3" text:outline-level="1">1140. Stone Game II</text:h>
      <text:p text:style-name="P9">/*</text:p>
      <text:p text:style-name="P9"><text:s text:c="4"/>DP: Tabulation</text:p>
      <text:p text:style-name="P9"><text:s text:c="4"/>Time complexity: O(n*M^2)</text:p>
      <text:p text:style-name="P9"><text:s text:c="4"/>Space complexity: O(n^2)</text:p>
      <text:p text:style-name="P9"/>
      <text:p text:style-name="P9">*/</text:p>
      <text:p text:style-name="P9">typedef std::vector&lt;int&gt; vi;</text:p>
      <text:p text:style-name="P9">typedef std::vector&lt;vi&gt; vvi;</text:p>
      <text:p text:style-name="P9">typedef std::vector&lt;vvi&gt; vvvi;</text:p>
      <text:p text:style-name="P9">class Solution {</text:p>
      <text:p text:style-name="P9"><text:s text:c="4"/>public:</text:p>
      <text:p text:style-name="P9"><text:s text:c="8"/>int stoneGameII(std::vector&lt;int&gt;&amp; piles) {</text:p>
      <text:p text:style-name="P11"><text:s text:c="8"/>int n = piles.size();</text:p>
      <text:p text:style-name="P9"><text:s text:c="8"/>vvi dp(n+1,vi(n+1,0));</text:p>
      <text:p text:style-name="P9"><text:s text:c="8"/></text:p>
      <text:p text:style-name="P9"><text:s text:c="8"/>vi suffix_sum(n+1,0);</text:p>
      <text:p text:style-name="P9"/>
      <text:p text:style-name="P9"><text:s text:c="8"/>for (int i=n-1;i&gt;=0;--i) {</text:p>
      <text:p text:style-name="P9"><text:s text:c="12"/>suffix_sum[i]=suffix_sum[i+1]+piles[i];</text:p>
      <text:p text:style-name="P9"><text:s text:c="8"/>}</text:p>
      <text:p text:style-name="P9"><text:s text:c="8"/></text:p>
      <text:p text:style-name="P10"><text:s text:c="8"/>for (int i=n-1;i&gt;=0;--i) {</text:p>
      <text:p text:style-name="P10"><text:s text:c="12"/>for (int M=1;M&lt;=n;++M) {</text:p>
      <text:p text:style-name="P10"><text:s text:c="16"/>for (int X=1;X&lt;=std::min(2*M,n-i);++X) {</text:p>
      <text:p text:style-name="P10"><text:s text:c="20"/>dp[i][M] =std::max(dp[i][M],suffix_sum[i]-dp[i+X][std::max(M,X)]);</text:p>
      <text:p text:style-name="P10"><text:s text:c="16"/>}</text:p>
      <text:p text:style-name="P10"><text:s text:c="12"/>}</text:p>
      <text:p text:style-name="P10"><text:s text:c="8"/>}</text:p>
      <text:p text:style-name="P9"/>
      <text:p text:style-name="P9"><text:s text:c="8"/>return dp[0][1];</text:p>
      <text:p text:style-name="P9"><text:s text:c="8"/>}</text:p>
      <text:p text:style-name="P9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8:13:53.213021418</meta:creation-date>
    <dc:date>2024-08-20T18:17:25.732148004</dc:date>
    <meta:editing-duration>PT3M3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17" meta:word-count="436" meta:character-count="4023" meta:non-whitespace-character-count="2870"/>
  </office:meta>
</office:document-meta>
</file>